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2c0b" officeooo:paragraph-rsid="001f2c0b"/>
    </style:style>
    <style:style style:name="P2" style:family="paragraph" style:parent-style-name="Preformatted_20_Text">
      <style:text-properties fo:color="#a9b7c6" style:font-name="DejaVu Sans Mono" fo:font-size="11.3000001907349pt" officeooo:rsid="001f2c0b" officeooo:paragraph-rsid="001f2c0b"/>
    </style:style>
    <style:style style:name="P3" style:family="paragraph" style:parent-style-name="Preformatted_20_Text">
      <style:paragraph-properties fo:margin-top="0cm" fo:margin-bottom="0.499cm" loext:contextual-spacing="false"/>
      <style:text-properties fo:color="#a9b7c6"/>
    </style:style>
    <style:style style:name="P4" style:family="paragraph" style:parent-style-name="Preformatted_20_Text">
      <style:text-properties fo:color="#a9b7c6"/>
    </style:style>
    <style:style style:name="P5" style:family="paragraph" style:parent-style-name="Preformatted_20_Text">
      <style:text-properties fo:color="#a9b7c6" style:font-name="DejaVu Sans Mono" fo:font-size="11.3000001907349pt"/>
    </style:style>
    <style:style style:name="P6" style:family="paragraph" style:parent-style-name="Preformatted_20_Text">
      <style:text-properties fo:color="#6a8759"/>
    </style:style>
    <style:style style:name="T1" style:family="text">
      <style:text-properties fo:color="#cc7832"/>
    </style:style>
    <style:style style:name="T2" style:family="text">
      <style:text-properties fo:color="#cc7832" style:font-name="DejaVu Sans Mono" fo:font-size="11.3000001907349pt"/>
    </style:style>
    <style:style style:name="T3" style:family="text">
      <style:text-properties fo:color="#6a8759"/>
    </style:style>
    <style:style style:name="T4" style:family="text">
      <style:text-properties fo:color="#6a8759" style:font-name="DejaVu Sans Mono" fo:font-size="11.3000001907349pt"/>
    </style:style>
    <style:style style:name="T5" style:family="text">
      <style:text-properties fo:color="#ffc66d"/>
    </style:style>
    <style:style style:name="T6" style:family="text">
      <style:text-properties fo:color="#808080"/>
    </style:style>
    <style:style style:name="T7" style:family="text">
      <style:text-properties fo:color="#808080" style:font-name="DejaVu Sans Mono" fo:font-size="11.3000001907349pt"/>
    </style:style>
    <style:style style:name="T8" style:family="text">
      <style:text-properties style:font-name="DejaVu Sans Mono" fo:font-size="11.3000001907349pt"/>
    </style:style>
    <style:style style:name="T9" style:family="text">
      <style:text-properties fo:color="#6897bb"/>
    </style:style>
    <style:style style:name="T10" style:family="text">
      <style:text-properties fo:color="#6897bb" style:font-name="DejaVu Sans Mono" fo:font-size="11.3000001907349pt"/>
    </style:style>
    <style:style style:name="T11" style:family="text">
      <style:text-properties fo:color="#8888c6"/>
    </style:style>
    <style:style style:name="T12" style:family="text">
      <style:text-properties fo:color="#8888c6" style:font-name="DejaVu Sans Mono" fo:font-size="11.300000190734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from </text:span>faker <text:span text:style-name="T1">import </text:span>Faker</text:p>
      <text:p text:style-name="P5"><text:span text:style-name="T1">from </text:span>Models_DropBox <text:span text:style-name="T1">import </text:span>User<text:span text:style-name="T1">,</text:span>Directory<text:span text:style-name="T1">,</text:span>Files</text:p>
      <text:p text:style-name="P5"><text:span text:style-name="T1">import </text:span>sqlite3</text:p>
      <text:p text:style-name="P5">connection = sqlite3.connect(<text:span text:style-name="T3">"company.db"</text:span>)</text:p>
      <text:p text:style-name="P5">cursor=connection.cursor()</text:p>
      <text:p text:style-name="P5">fake = Faker()</text:p>
      <text:p text:style-name="P5"><text:span text:style-name="T1">def </text:span><text:span text:style-name="T5">create_user</text:span>(<text:span text:style-name="T6">Is_SuperUser1=True</text:span><text:span text:style-name="T1">,</text:span><text:span text:style-name="T6">Name1=fake.name()</text:span><text:span text:style-name="T1">,</text:span>email_ID1=fake.email()<text:span text:style-name="T1">,</text:span><text:span text:style-name="T6">Password1=fake.password()</text:span>):</text:p>
      <text:p text:style-name="P4"><text:s text:c="4"/><text:span text:style-name="T8">userID1=email_ID1.split(</text:span><text:span text:style-name="T4">'@'</text:span><text:span text:style-name="T8">)[</text:span><text:span text:style-name="T10">0</text:span><text:span text:style-name="T8">]</text:span></text:p>
      <text:p text:style-name="P4"><text:s text:c="4"/><text:span text:style-name="T8">sql_command_user = </text:span><text:span text:style-name="T4">'''INSERT INTO User (userID,Is_Superuser,Name,email_ID,Password) </text:span></text:p>
      <text:p text:style-name="P6"><text:s text:c="4"/><text:span text:style-name="T8">VALUES ("{} {} {} {} {}".format(userID1,Is_SuperUser,fake.name(),email_ID1,fake.password()));'''</text:span></text:p>
      <text:p text:style-name="P4"><text:span text:style-name="T3"><text:s text:c="4"/></text:span><text:span text:style-name="T8">cursor.execute(sql_command_user)</text:span></text:p>
      <text:p text:style-name="P4"><text:s text:c="4"/><text:span text:style-name="T8">cursor.execute(create_account(userID1))</text:span></text:p>
      <text:p text:style-name="P4"><text:s text:c="4"/><text:span text:style-name="T2">return </text:span><text:span text:style-name="T8">userID1</text:span></text:p>
      <text:p text:style-name="P5"><text:span text:style-name="T1">def </text:span><text:span text:style-name="T5">create_account</text:span>(<text:span text:style-name="T6">UserID1</text:span><text:span text:style-name="T1">,</text:span><text:span text:style-name="T6">Registered_Devices1=fake.mac_address()</text:span><text:span text:style-name="T1">,</text:span><text:span text:style-name="T6">Registered_Users1=[fake.email() for i in range(4)]</text:span><text:span text:style-name="T1">,</text:span><text:span text:style-name="T6">Blocked_Devices1=fake.mac_address()</text:span><text:span text:style-name="T1">,</text:span><text:span text:style-name="T6">Blocked_Users1=[fake.email() for i in range(5)]</text:span>):</text:p>
      <text:p text:style-name="P4"><text:s text:c="4"/><text:span text:style-name="T8">sql_command_account = </text:span><text:span text:style-name="T4">'''INSERT INTO Dropbox_Account(UserID,Registered_Devices,Registered_Users,Blocked_Devices,Blocked_Users) </text:span></text:p>
      <text:p text:style-name="P6"><text:s text:c="4"/><text:span text:style-name="T8">VALUES ("{} {} {} {} {}".format(UserID1,Registered_Devices1,Registered_Users1,Blocked_Devices1,Blocked_Users1)'''</text:span></text:p>
      <text:p text:style-name="P4"><text:span text:style-name="T3"><text:s text:c="4"/></text:span><text:span text:style-name="T2">return </text:span><text:span text:style-name="T8">sql_command_account</text:span></text:p>
      <text:p text:style-name="P5"><text:span text:style-name="T1">def </text:span><text:span text:style-name="T5">create_directory</text:span>(<text:span text:style-name="T6">Last_Accessed1</text:span><text:span text:style-name="T1">,</text:span><text:span text:style-name="T6">UserID1</text:span><text:span text:style-name="T1">,</text:span>Dir_Name1<text:span text:style-name="T1">,</text:span><text:span text:style-name="T6">Dir_Size1</text:span><text:span text:style-name="T1">,</text:span><text:span text:style-name="T6">Parent_Directory1</text:span><text:span text:style-name="T1">,</text:span><text:span text:style-name="T6">Last_Modified1</text:span><text:span text:style-name="T1">,</text:span><text:span text:style-name="T6">DirID1=fake.uuid4()</text:span><text:span text:style-name="T1">,</text:span><text:span text:style-name="T6">Creation_Date1=fake.date_this_month()</text:span><text:span text:style-name="T1">,</text:span><text:span text:style-name="T6">Shared1=fake.boolean()</text:span><text:span text:style-name="T1">,</text:span><text:span text:style-name="T6">Starred1=fake.boolean()</text:span>):</text:p>
      <text:p text:style-name="P4"><text:s text:c="4"/><text:span text:style-name="T7">Size1</text:span><text:span text:style-name="T8">=</text:span><text:span text:style-name="T12">sum</text:span><text:span text:style-name="T8">()</text:span></text:p>
      <text:p text:style-name="P4"><text:s text:c="4"/><text:span text:style-name="T7">Last_Modified1</text:span><text:span text:style-name="T8">=</text:span></text:p>
      <text:p text:style-name="P4"><text:s text:c="4"/><text:span text:style-name="T7">Last_Accessed1</text:span><text:span text:style-name="T8">=</text:span></text:p>
      <text:p text:style-name="P4"><text:s text:c="4"/><text:span text:style-name="T8">sql_command_Directory = </text:span><text:span text:style-name="T4">'''INSERT INTO Directory (DirID,Name,Size,Parent_Directory,Creation_Date,Last_Modified,Shared,Starred,Last_Accessed,UserID)</text:span></text:p>
      <text:p text:style-name="P6"><text:s text:c="4"/><text:span text:style-name="T8">VALUES ("{} {} {} {} {} {} {} {} {}".format(DirID1,fake.company(),Size1,PD,fake.date_this_month(),fake.date_this_month(),fake.boolean(),fake.boolean(),fake.date_this_month(),UserID1))'''</text:span></text:p>
      <text:p text:style-name="P4"><text:span text:style-name="T3"><text:s text:c="4"/></text:span><text:span text:style-name="T8">cursor.execute(sql_command_Directory)</text:span></text:p>
      <text:p text:style-name="P4"><text:s text:c="4"/><text:span text:style-name="T2">return </text:span><text:span text:style-name="T8">Dir_Name1</text:span></text:p>
      <text:p text:style-name="P5"><text:span text:style-name="T1">def </text:span><text:span text:style-name="T5">create_file</text:span>():</text:p>
      <text:p text:style-name="P4"><text:s text:c="4"/><text:span text:style-name="T7">FileID1</text:span><text:span text:style-name="T8">=fake.uuid4()</text:span></text:p>
      <text:p text:style-name="P4"><text:s text:c="4"/><text:span text:style-name="T7">Size1</text:span><text:span text:style-name="T8">= Check()</text:span></text:p>
      <text:p text:style-name="P4"><text:s text:c="4"/><text:span text:style-name="T7">Last_Modified</text:span><text:span text:style-name="T8">=Check()</text:span></text:p>
      <text:p text:style-name="P4"><text:s text:c="4"/><text:span text:style-name="T7">Last_Accessed</text:span><text:span text:style-name="T8">=Check()</text:span></text:p>
      <text:p text:style-name="P4"><text:s text:c="4"/><text:span text:style-name="T8">sql_command_Files = </text:span><text:span text:style-name="T4">'''INSERT INTO Files (FileID,Parent_Directory,FileName,Type,Size,Last_Modified,Shared,Starred,Last_Accessed,UserID,DirID) </text:span></text:p>
      <text:p text:style-name="P6"><text:soft-page-break/><text:s text:c="4"/><text:span text:style-name="T8">VALUES ("{} {} {} {} {} {} {} {}".format(FileID1,fake.file_Name(),fake.file_extension(),fake.random_number(),fake.date_this_month(),fake.date_this_month(),fake.boolean(),fake.boolean(),fake.date_this_month()))'''</text:span></text:p>
      <text:p text:style-name="P4"><text:span text:style-name="T3"><text:s text:c="4"/></text:span><text:span text:style-name="T8">cursor.execute(sql_command_Files)</text:span></text:p>
      <text:p text:style-name="P4"><text:s text:c="4"/><text:span text:style-name="T2">return </text:span><text:span text:style-name="T8">FileName1</text:span></text:p>
      <text:p text:style-name="P5"><text:span text:style-name="T1">def </text:span><text:span text:style-name="T5">Hierarchy_Version</text:span>():</text:p>
      <text:p text:style-name="P4"><text:s text:c="4"/><text:span text:style-name="T7">sql_command_Hierarchy_Version </text:span><text:span text:style-name="T8">= </text:span><text:span text:style-name="T4">'''INSERT INTO Hierarchy_Version (DirID,FileID,Ver_Number,Ancestors) VALUES ("".format())'''</text:span></text:p>
      <text:p text:style-name="P6"><text:s text:c="4"/></text:p>
      <text:p text:style-name="P5"><text:span text:style-name="T1">def </text:span><text:span text:style-name="T5">Permission</text:span>():</text:p>
      <text:p text:style-name="P4"><text:s text:c="4"/><text:span text:style-name="T7">sql_command_Permission </text:span><text:span text:style-name="T8">= </text:span><text:span text:style-name="T4">'''INSERT INTO Permissions (UserID,Permission_Name) VALUES (,perm.random())'''</text:span></text:p>
      <text:p text:style-name="P5"><text:span text:style-name="T1">def </text:span><text:span text:style-name="T5">Deleted</text:span>():</text:p>
      <text:p text:style-name="P4"><text:s text:c="4"/><text:span text:style-name="T7">sql_command_Deleted </text:span><text:span text:style-name="T8">= </text:span><text:span text:style-name="T4">'''INSERT INTO Deleted (File/Dir Name, Deleted_Date) VALUES ("".format())'''</text:span></text:p>
      <text:p text:style-name="P5"><text:span text:style-name="T1">for </text:span>i <text:span text:style-name="T1">in </text:span><text:span text:style-name="T11">range</text:span>(<text:span text:style-name="T9">100</text:span>):</text:p>
      <text:p text:style-name="P4"><text:s text:c="4"/><text:span text:style-name="T8">User1=create_user()</text:span></text:p>
      <text:p text:style-name="P3"><text:s text:c="4"/><text:span text:style-name="T8">Dir=create_directory(User1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0:17:44.174289028</meta:creation-date>
    <dc:date>2018-03-29T18:58:36.993755096</dc:date>
    <meta:editing-duration>PT4H6M4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44" meta:word-count="146" meta:character-count="2726" meta:non-whitespace-character-count="2500"/>
  </office:meta>
</office:document-meta>
</file>